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Helvetica" svg:font-family="Helvetica" style:font-family-generic="swiss"/>
    <style:font-face style:name="Helvetica-Bold" svg:font-family="Helvetica-Bold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835in"/>
    </style:style>
    <style:style style:name="co2" style:family="table-column">
      <style:table-column-properties fo:break-before="auto" style:column-width="7.6091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5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en" style:country-asian="US" style:font-style-asian="normal" style:font-weight-asian="normal" style:font-name-complex="Helvetica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008in solid #000000" fo:background-color="#b0b3b2" fo:border-left="0.0008in solid #000000" fo:border-right="none" fo:border-top="0.0008in solid #000000"/>
      <style:text-properties fo:color="#000000" style:text-outline="false" style:text-line-through-style="none" style:font-name="Arial" fo:font-size="11pt" fo:language="de" fo:country="CH" fo:font-style="normal" fo:text-shadow="none" style:text-underline-style="none" fo:font-weight="bold" style:text-underline-mode="continuous" style:text-overline-mode="continuous" style:text-line-through-mode="continuous" style:font-name-asian="Helvetica-Bold" style:font-size-asian="11pt" style:language-asian="en" style:country-asian="US" style:font-style-asian="normal" style:font-weight-asian="bold" style:font-name-complex="Helvetica-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008in solid #000000" fo:border-left="0.0008in solid #000000" fo:padding-bottom="0.0193in" fo:padding-left="0.0138in" fo:padding-right="0.0138in" fo:padding-top="0.0193in" fo:border-right="none" fo:border-top="0.0008in solid #000000"/>
      <style:text-properties fo:color="#000000" style:text-outline="false" style:text-line-through-style="none" style:font-name="Arial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en" style:country-asian="US" style:font-style-asian="normal" style:font-weight-asian="normal" style:font-name-complex="Helvetica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08in solid #000000" fo:border-left="0.0008in solid #000000" fo:border-right="none" fo:border-top="0.0008in solid #000000"/>
      <style:text-properties style:font-name="Arial" fo:font-size="11pt" fo:language="de" fo:country="CH" style:font-size-asian="11pt" style:font-size-complex="11pt"/>
    </style:style>
    <style:style style:name="ce5" style:family="table-cell" style:parent-style-name="Default">
      <style:table-cell-properties fo:border-bottom="0.0008in solid #000000" fo:border-left="0.0008in solid #000000" fo:border-right="none" fo:border-top="0.0008in solid #000000"/>
      <style:text-properties fo:color="#000000" style:text-outline="false" style:text-line-through-style="none" style:font-name="Arial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en" style:country-asian="US" style:font-style-asian="normal" style:font-weight-asian="normal" style:font-name-complex="Helvetica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Arial" fo:font-size="11pt" fo:language="de" fo:country="CH" style:font-size-asian="11pt" style:font-size-complex="11pt"/>
    </style:style>
    <style:style style:name="ce7" style:family="table-cell" style:parent-style-name="Default">
      <style:table-cell-properties fo:border-bottom="0.0008in solid #000000" fo:background-color="#b0b3b2" fo:border-left="none" fo:border-right="0.0008in solid #000000" fo:border-top="0.0008in solid #000000"/>
      <style:text-properties fo:color="#000000" style:text-outline="false" style:text-line-through-style="none" style:font-name="Arial" fo:font-size="11pt" fo:language="de" fo:country="CH" fo:font-style="normal" fo:text-shadow="none" style:text-underline-style="none" fo:font-weight="bold" style:text-underline-mode="continuous" style:text-overline-mode="continuous" style:text-line-through-mode="continuous" style:font-name-asian="Helvetica-Bold" style:font-size-asian="11pt" style:language-asian="en" style:country-asian="US" style:font-style-asian="normal" style:font-weight-asian="bold" style:font-name-complex="Helvetica-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008in solid #000000" fo:border-left="none" fo:border-right="0.0008in solid #000000" fo:border-top="0.0008in solid #000000"/>
      <style:text-properties fo:color="#000000" style:text-outline="false" style:text-line-through-style="none" style:font-name="Arial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en" style:country-asian="US" style:font-style-asian="normal" style:font-weight-asian="normal" style:font-name-complex="Helvetica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008in solid #000000" fo:border-left="none" fo:border-right="0.0008in solid #000000" fo:border-top="0.0008in solid #000000"/>
      <style:text-properties style:font-name="Arial" fo:font-size="11pt" fo:language="de" fo:country="CH" style:font-size-asian="11pt" style:font-size-complex="11pt"/>
    </style:style>
    <style:style style:name="ce10" style:family="table-cell" style:parent-style-name="Default">
      <style:table-cell-properties fo:border-bottom="0.0008in solid #000000" fo:border-left="none" fo:border-right="0.0008in solid #000000" fo:border-top="0.0008in solid #000000"/>
      <style:text-properties style:use-window-font-color="true" style:text-outline="false" style:text-line-through-style="none" style:font-name="Arial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en" style:country-asian="US" style:font-style-asian="normal" style:font-weight-asian="normal" style:font-name-complex="Helvetica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b0b3b2" fo:border="0.0138in solid #000000"/>
      <style:text-properties style:use-window-font-color="true" style:text-outline="false" style:text-line-through-style="none" style:font-name="Arial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en" style:country-asian="US" style:font-style-asian="normal" style:font-weight-asian="normal" style:font-name-complex="Helvetica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138in solid #000000" fo:border-left="0.0138in solid #bfbfbf" fo:border-right="0.0138in solid #000000" fo:border-top="0.0138in solid #000000"/>
      <style:text-properties style:use-window-font-color="true" style:text-outline="false" style:text-line-through-style="none" style:font-name="Arial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en" style:country-asian="US" style:font-style-asian="normal" style:font-weight-asian="normal" style:font-name-complex="Helvetica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0138in solid #000000"/>
      <style:text-properties style:use-window-font-color="true" style:text-outline="false" style:text-line-through-style="none" style:font-name="Arial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en" style:country-asian="US" style:font-style-asian="normal" style:font-weight-asian="normal" style:font-name-complex="Helvetica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  <style:style style:name="T1" style:family="text">
      <style:text-properties fo:language="de" fo:country="DE"/>
    </style:style>
  </office:automatic-styles>
  <office:body>
    <office:spreadsheet>
      <table:table table:name="Sheet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number-columns-repeated="1022" table:default-cell-style-name="ce6"/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2" office:value-type="string">
            <text:p>Ausdruck</text:p>
          </table:table-cell>
          <table:table-cell table:style-name="ce7" office:value-type="string">
            <text:p>Bezeichnung</text:p>
          </table:table-cell>
          <table:table-cell table:style-name="ce11" table:number-columns-repeated="7"/>
          <table:table-cell table:number-columns-repeated="1015"/>
        </table:table-row>
        <table:table-row table:style-name="ro2">
          <table:table-cell table:style-name="ce3" office:value-type="string">
            <text:p>Benzinlieferant</text:p>
          </table:table-cell>
          <table:table-cell table:style-name="ce8" office:value-type="string">
            <text:p>Lieferant von <text:span text:style-name="T1">Treibstoff</text:span> für die Tankstelle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Anlagen System</text:p>
          </table:table-cell>
          <table:table-cell table:style-name="ce9" office:value-type="string">
            <text:p>EDV System für die Gebäudeverwaltung, Maschinen oder Fuhrpark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Backup Server</text:p>
          </table:table-cell>
          <table:table-cell table:style-name="ce9" office:value-type="string">
            <text:p>Server welcher die Backups verwaltet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3">
          <table:table-cell table:style-name="ce3" office:value-type="string">
            <text:p>Badge</text:p>
          </table:table-cell>
          <table:table-cell table:style-name="ce8" office:value-type="string">
            <text:p>Karte des Angestellten welche für das Tanken verwendet werden kann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Bar</text:p>
          </table:table-cell>
          <table:table-cell table:style-name="ce9" office:value-type="string">
            <text:p>Bezahlung mittels Geldscheinen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Bargeld Fach</text:p>
          </table:table-cell>
          <table:table-cell table:style-name="ce9" office:value-type="string">
            <text:p>Fach im Bedienterminal wo die Geldscheine gelagert werden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5" office:value-type="string">
            <text:p>Bedienterminal</text:p>
          </table:table-cell>
          <table:table-cell table:style-name="ce8" office:value-type="string">
            <text:p>Terminal wo die Karten eingelesen, die Optionen gewählt <text:s/>und bezahlt werden kann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Debit/Credit</text:p>
          </table:table-cell>
          <table:table-cell table:style-name="ce9" office:value-type="string">
            <text:p>Bezahlung mittels Maestro Debit oder VISA, Master Karte oder Änliches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3">
          <table:table-cell table:style-name="ce3" office:value-type="string">
            <text:p>Durchlaufzeit</text:p>
          </table:table-cell>
          <table:table-cell table:style-name="ce10" office:value-type="string">
            <text:p>Dauer welche ein Tankvorgang vom heranfahren bis zum wegfahren beinhaltet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office:value-type="string">
            <text:p>Externe EDV</text:p>
          </table:table-cell>
          <table:table-cell office:value-type="string">
            <text:p>Externe EDV Systeme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3">
          <table:table-cell table:style-name="ce3" office:value-type="string">
            <text:p>Fahrzeug</text:p>
          </table:table-cell>
          <table:table-cell table:style-name="ce10"/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3">
          <table:table-cell table:style-name="ce3" office:value-type="string">
            <text:p>Fahrzeugnummer</text:p>
          </table:table-cell>
          <table:table-cell table:style-name="ce10"/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3">
          <table:table-cell table:style-name="ce3" office:value-type="string">
            <text:p>FIBU</text:p>
          </table:table-cell>
          <table:table-cell table:style-name="ce10" office:value-type="string">
            <text:p>Finanz Buchhaltung, hat auch ein Büro, wo Bargeld abgerechnet werden kann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3">
          <table:table-cell table:style-name="ce3" office:value-type="string">
            <text:p>Firmenfahrzeug</text:p>
          </table:table-cell>
          <table:table-cell table:style-name="ce10"/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Fkd</text:p>
          </table:table-cell>
          <table:table-cell table:style-name="ce9" office:value-type="string">
            <text:p>Fach Klassen Diagramm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Kd</text:p>
          </table:table-cell>
          <table:table-cell table:style-name="ce9" office:value-type="string">
            <text:p>Kontext Diagramm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FR</text:p>
          </table:table-cell>
          <table:table-cell table:style-name="ce9" office:value-type="string">
            <text:p>Functional Requirement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5" office:value-type="string">
            <text:p>Freitage</text:p>
          </table:table-cell>
          <table:table-cell table:style-name="ce10" office:value-type="string">
            <text:p>Samstag und Sonntag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5" office:value-type="string">
            <text:p>Gehaltsabrechnung</text:p>
          </table:table-cell>
          <table:table-cell table:style-name="ce10"/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5" office:value-type="string">
            <text:p>Hauptsitz</text:p>
          </table:table-cell>
          <table:table-cell table:style-name="ce10"/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5" office:value-type="string">
            <text:p>Kostenstelle</text:p>
          </table:table-cell>
          <table:table-cell table:style-name="ce10"/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5" office:value-type="string">
            <text:p>Kunde</text:p>
          </table:table-cell>
          <table:table-cell table:style-name="ce8" office:value-type="string">
            <text:p>Person die Tankt. Dies Kann ein Mittarbeiter, Angehöriger oder Externe Person sein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Mailserver</text:p>
          </table:table-cell>
          <table:table-cell table:style-name="ce9" office:value-type="string">
            <text:p>Server welcher die E-Mails versendet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5" office:value-type="string">
            <text:p>Minimalbestand</text:p>
          </table:table-cell>
          <table:table-cell table:style-name="ce10" office:value-type="string">
            <text:p>Menge an Teibstoff unter bei deren unterschreiten nachbestellt werden muss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5" office:value-type="string">
            <text:p>Mittarbeiter Badge</text:p>
          </table:table-cell>
          <table:table-cell table:style-name="ce8" office:value-type="string">
            <text:p>Personal Karte des Mittarbeiters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5" office:value-type="string">
            <text:p>Nachschub</text:p>
          </table:table-cell>
          <table:table-cell table:style-name="ce8" office:value-type="string">
            <text:p>Treibstoff welches geliefert wird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NFR</text:p>
          </table:table-cell>
          <table:table-cell table:style-name="ce9" office:value-type="string">
            <text:p>Non Functional Requirement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5" office:value-type="string">
            <text:p>Personal Nr</text:p>
          </table:table-cell>
          <table:table-cell table:style-name="ce10"/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5" office:value-type="string">
            <text:p>Personal System</text:p>
          </table:table-cell>
          <table:table-cell table:style-name="ce8" office:value-type="string">
            <text:p>EDV System für die Personal Bereiche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5" office:value-type="string">
            <text:p>Personalabteilung</text:p>
          </table:table-cell>
          <table:table-cell table:style-name="ce10"/>
          <table:table-cell table:number-columns-repeated="1022"/>
        </table:table-row>
        <table:table-row table:style-name="ro1">
          <table:table-cell office:value-type="string">
            <text:p>Pin Code</text:p>
          </table:table-cell>
          <table:table-cell office:value-type="string">
            <text:p>Pin Code für die Karten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Quittung</text:p>
          </table:table-cell>
          <table:table-cell table:style-name="ce8" office:value-type="string">
            <text:p>Papier oder E-Mail Beleg</text:p>
          </table:table-cell>
          <table:table-cell table:number-columns-repeated="1022"/>
        </table:table-row>
        <table:table-row table:style-name="ro3">
          <table:table-cell table:style-name="ce3" office:value-type="string">
            <text:p>Rechnungswesen</text:p>
          </table:table-cell>
          <table:table-cell table:style-name="ce8" office:value-type="string">
            <text:p>EDV System für die Buchhaltung und Rechnungswesen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Sth</text:p>
          </table:table-cell>
          <table:table-cell table:style-name="ce9" office:value-type="string">
            <text:p>Stakeholder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Tageskasse </text:p>
          </table:table-cell>
          <table:table-cell table:style-name="ce8" office:value-type="string">
            <text:p>Bargeld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Tank</text:p>
          </table:table-cell>
          <table:table-cell table:style-name="ce9" office:value-type="string">
            <text:p>Tank welcher den Treibstoff enthält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Tank Record</text:p>
          </table:table-cell>
          <table:table-cell table:style-name="ce8" office:value-type="string">
            <text:p>Datensatz der erstellt wird und die Daten des Tankvorganges enthält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Tank System</text:p>
          </table:table-cell>
          <table:table-cell table:style-name="ce8" office:value-type="string">
            <text:p>System welches das Tanken verwaltet (Aufgabe)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Tankkarte</text:p>
          </table:table-cell>
          <table:table-cell table:style-name="ce8" office:value-type="string">
            <text:p>Karte zum Tanken an der Tankstelle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Tanksäule</text:p>
          </table:table-cell>
          <table:table-cell table:style-name="ce8" office:value-type="string">
            <text:p>Säule mit einer Benzinart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Tankstelle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5" office:value-type="string">
            <text:p>Tankvorgang</text:p>
          </table:table-cell>
          <table:table-cell table:style-name="ce8" office:value-type="string">
            <text:p>Ablauf des Tanken incl. Authentifizieren, Tanken und evt. Quittung wählen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Tankwart</text:p>
          </table:table-cell>
          <table:table-cell table:style-name="ce10" office:value-type="string">
            <text:p>Wartet die Anlage und behebt Defekte. 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Treibstoff</text:p>
          </table:table-cell>
          <table:table-cell table:style-name="ce9" office:value-type="string">
            <text:p>Kann Diesel, Super oder Bleifrei sein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UC</text:p>
          </table:table-cell>
          <table:table-cell table:style-name="ce9" office:value-type="string">
            <text:p>Use Case</text:p>
          </table:table-cell>
          <table:table-cell table:number-columns-repeated="1022"/>
        </table:table-row>
        <table:table-row table:style-name="ro1">
          <table:table-cell office:value-type="string">
            <text:p>Zählerstand</text:p>
          </table:table-cell>
          <table:table-cell office:value-type="string">
            <text:p>Zählerstand der Tanksäule beim Tanken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Zif</text:p>
          </table:table-cell>
          <table:table-cell table:style-name="ce9" office:value-type="string">
            <text:p>Zielformulierung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Zud</text:p>
          </table:table-cell>
          <table:table-cell table:style-name="ce9" office:value-type="string">
            <text:p>Zustands Diagramm</text:p>
          </table:table-cell>
          <table:table-cell table:number-columns-repeated="1022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4">
          <table:table-cell/>
        </table:table-row>
      </table:table>
      <table:database-ranges>
        <table:database-range table:target-range-address="Sheet1.A3:Sheet1.B5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" svg:font-family="Helvetica" style:font-family-generic="swiss"/>
    <style:font-face style:name="Helvetica-Bold" svg:font-family="Helvetica-Bold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none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2">12/12/2013</text:date>, <text:time>16:23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11-28T17:10:57</meta:creation-date>
    <dc:date>2013-12-12T16:23:55</dc:date>
    <meta:editing-duration>PT08H45M05S</meta:editing-duration>
    <meta:editing-cycles>23</meta:editing-cycles>
    <meta:generator>NeoOffice/3.4$Unix OpenOffice.org_project/Patch 0</meta:generator>
    <meta:document-statistic meta:table-count="3" meta:cell-count="89" meta:object-count="0"/>
  </office:meta>
</office:document-meta>
</file>